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91.79mm" svg:y="92.01mm">
            <draw:object draw:notify-on-update-of-ranges="Sheet1.A3:Sheet1.A7 Sheet1.B2:Sheet1.B2 Sheet1.B3:Sheet1.B7 Sheet1.C2:Sheet1.C2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.06mm" svg:y="83.98mm">
            <draw:object draw:notify-on-update-of-ranges="Sheet1.A11:Sheet1.A13 Sheet1.B10:Sheet1.B10 Sheet1.B11:Sheet1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9.3mm" svg:height="115.43mm" svg:x="378.74mm" svg:y="22.3mm">
            <draw:object draw:notify-on-update-of-ranges="Sheet1.H3:Sheet1.H7 Sheet1.I2:Sheet1.I2 Sheet1.I3:Sheet1.I7 Sheet1.J2:Sheet1.J2 Sheet1.J3:Sheet1.J7 Sheet1.K2:Sheet1.K2 Sheet1.K3:Sheet1.K7 Sheet1.L2:Sheet1.L2 Sheet1.L3:Sheet1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table:number-columns-repeated="2" office:value-type="string" calcext:value-type="string">
            <text:p>Google Scholar</text:p>
          </table:table-cell>
          <table:table-cell table:number-columns-repeated="2" office:value-type="string" calcext:value-type="string">
            <text:p>ScienceDir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tran revision</text:p>
          </table:table-cell>
          <table:table-cell office:value-type="string" calcext:value-type="string">
            <text:p>2009-2019</text:p>
          </table:table-cell>
          <table:table-cell office:value-type="string" calcext:value-type="string">
            <text:p>1978-2019</text:p>
          </table:table-cell>
          <table:table-cell office:value-type="string" calcext:value-type="string">
            <text:p>2009-2019</text:p>
          </table:table-cell>
          <table:table-cell office:value-type="string" calcext:value-type="string">
            <text:p>1978-2019</text:p>
          </table:table-cell>
          <table:table-cell table:number-columns-repeated="2"/>
          <table:table-cell table:formula="of:=[.A2]" office:value-type="string" office:string-value="Fortran revision" calcext:value-type="string">
            <text:p>Fortran revision</text:p>
          </table:table-cell>
          <table:table-cell table:formula="of:=[.B2]&amp;&quot; &quot;&amp;[.B1]" office:value-type="string" office:string-value="2009-2019 Google Scholar" calcext:value-type="string">
            <text:p>2009-2019 Google Scholar</text:p>
          </table:table-cell>
          <table:table-cell table:formula="of:=[.C2]&amp;&quot; &quot;&amp;[.C1]" office:value-type="string" office:string-value="1978-2019 Google Scholar" calcext:value-type="string">
            <text:p>1978-2019 Google Scholar</text:p>
          </table:table-cell>
          <table:table-cell table:formula="of:=[.D2]&amp;&quot; &quot;&amp;[.D1]" office:value-type="string" office:string-value="2009-2019 ScienceDirect" calcext:value-type="string">
            <text:p>2009-2019 ScienceDirect</text:p>
          </table:table-cell>
          <table:table-cell table:formula="of:=[.E2]&amp;&quot; &quot;&amp;[.E1]" office:value-type="string" office:string-value="1978-2019 ScienceDirect" calcext:value-type="string">
            <text:p>1978-2019 ScienceDirect</text:p>
          </table:table-cell>
        </table:table-row>
        <table:table-row table:style-name="ro1">
          <table:table-cell office:value-type="string" calcext:value-type="string">
            <text:p>Fortran-77</text:p>
          </table:table-cell>
          <table:table-cell office:value-type="float" office:value="15100" calcext:value-type="float">
            <text:p>15100</text:p>
          </table:table-cell>
          <table:table-cell office:value-type="float" office:value="45700" calcext:value-type="float">
            <text:p>45700</text:p>
          </table:table-cell>
          <table:table-cell office:value-type="float" office:value="932" calcext:value-type="float">
            <text:p>932</text:p>
          </table:table-cell>
          <table:table-cell office:value-type="float" office:value="8581" calcext:value-type="float">
            <text:p>8581</text:p>
          </table:table-cell>
          <table:table-cell table:number-columns-repeated="2"/>
          <table:table-cell table:formula="of:=[.A3]" office:value-type="string" office:string-value="Fortran-77" calcext:value-type="string">
            <text:p>Fortran-77</text:p>
          </table:table-cell>
          <table:table-cell table:formula="of:=[.B3]/[.B$8]" office:value-type="float" office:value="0.384116405077459" calcext:value-type="float">
            <text:p>0.384116405077459</text:p>
          </table:table-cell>
          <table:table-cell table:formula="of:=[.C3]/[.C$8]" office:value-type="float" office:value="0.562475384009453" calcext:value-type="float">
            <text:p>0.562475384009453</text:p>
          </table:table-cell>
          <table:table-cell table:formula="of:=[.D3]/[.D$8]" office:value-type="float" office:value="0.268665321418276" calcext:value-type="float">
            <text:p>0.268665321418276</text:p>
          </table:table-cell>
          <table:table-cell table:formula="of:=[.E3]/[.E$8]" office:value-type="float" office:value="0.648699727850015" calcext:value-type="float">
            <text:p>0.648699727850015</text:p>
          </table:table-cell>
        </table:table-row>
        <table:table-row table:style-name="ro1">
          <table:table-cell office:value-type="string" calcext:value-type="string">
            <text:p>Fortran-90</text:p>
          </table:table-cell>
          <table:table-cell office:value-type="float" office:value="15300" calcext:value-type="float">
            <text:p>15300</text:p>
          </table:table-cell>
          <table:table-cell office:value-type="float" office:value="23100" calcext:value-type="float">
            <text:p>23100</text:p>
          </table:table-cell>
          <table:table-cell office:value-type="float" office:value="1772" calcext:value-type="float">
            <text:p>1772</text:p>
          </table:table-cell>
          <table:table-cell office:value-type="float" office:value="3582" calcext:value-type="float">
            <text:p>3582</text:p>
          </table:table-cell>
          <table:table-cell table:number-columns-repeated="2"/>
          <table:table-cell table:formula="of:=[.A4]" office:value-type="string" office:string-value="Fortran-90" calcext:value-type="string">
            <text:p>Fortran-90</text:p>
          </table:table-cell>
          <table:table-cell table:formula="of:=[.B4]/[.B$8]" office:value-type="float" office:value="0.389204039581796" calcext:value-type="float">
            <text:p>0.389204039581796</text:p>
          </table:table-cell>
          <table:table-cell table:formula="of:=[.C4]/[.C$8]" office:value-type="float" office:value="0.284314690823159" calcext:value-type="float">
            <text:p>0.284314690823159</text:p>
          </table:table-cell>
          <table:table-cell table:formula="of:=[.D4]/[.D$8]" office:value-type="float" office:value="0.510810031709426" calcext:value-type="float">
            <text:p>0.510810031709426</text:p>
          </table:table-cell>
          <table:table-cell table:formula="of:=[.E4]/[.E$8]" office:value-type="float" office:value="0.270789234956154" calcext:value-type="float">
            <text:p>0.270789234956154</text:p>
          </table:table-cell>
        </table:table-row>
        <table:table-row table:style-name="ro1">
          <table:table-cell office:value-type="string" calcext:value-type="string">
            <text:p>Fortran-95</text:p>
          </table:table-cell>
          <table:table-cell office:value-type="float" office:value="5360" calcext:value-type="float">
            <text:p>5360</text:p>
          </table:table-cell>
          <table:table-cell office:value-type="float" office:value="8590" calcext:value-type="float">
            <text:p>8590</text:p>
          </table:table-cell>
          <table:table-cell office:value-type="float" office:value="558" calcext:value-type="float">
            <text:p>558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table:formula="of:=[.A5]" office:value-type="string" office:string-value="Fortran-95" calcext:value-type="string">
            <text:p>Fortran-95</text:p>
          </table:table-cell>
          <table:table-cell table:formula="of:=[.B5]/[.B$8]" office:value-type="float" office:value="0.136348604716237" calcext:value-type="float">
            <text:p>0.136348604716237</text:p>
          </table:table-cell>
          <table:table-cell table:formula="of:=[.C5]/[.C$8]" office:value-type="float" office:value="0.105725679401339" calcext:value-type="float">
            <text:p>0.105725679401339</text:p>
          </table:table-cell>
          <table:table-cell table:formula="of:=[.D5]/[.D$8]" office:value-type="float" office:value="0.160853271836264" calcext:value-type="float">
            <text:p>0.160853271836264</text:p>
          </table:table-cell>
          <table:table-cell table:formula="of:=[.E5]/[.E$8]" office:value-type="float" office:value="0.0637284547928636" calcext:value-type="float">
            <text:p>0.063728454792864</text:p>
          </table:table-cell>
        </table:table-row>
        <table:table-row table:style-name="ro1">
          <table:table-cell office:value-type="string" calcext:value-type="string">
            <text:p>Fortran-2003</text:p>
          </table:table-cell>
          <table:table-cell office:value-type="float" office:value="2700" calcext:value-type="float">
            <text:p>2700</text:p>
          </table:table-cell>
          <table:table-cell office:value-type="float" office:value="2960" calcext:value-type="float">
            <text:p>2960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[.A6]" office:value-type="string" office:string-value="Fortran-2003" calcext:value-type="string">
            <text:p>Fortran-2003</text:p>
          </table:table-cell>
          <table:table-cell table:formula="of:=[.B6]/[.B$8]" office:value-type="float" office:value="0.0686830658085523" calcext:value-type="float">
            <text:p>0.068683065808552</text:p>
          </table:table-cell>
          <table:table-cell table:formula="of:=[.C6]/[.C$8]" office:value-type="float" office:value="0.0364316660102403" calcext:value-type="float">
            <text:p>0.03643166601024</text:p>
          </table:table-cell>
          <table:table-cell table:formula="of:=[.D6]/[.D$8]" office:value-type="float" office:value="0.0386278466416835" calcext:value-type="float">
            <text:p>0.038627846641684</text:p>
          </table:table-cell>
          <table:table-cell table:formula="of:=[.E6]/[.E$8]" office:value-type="float" office:value="0.0111883882673118" calcext:value-type="float">
            <text:p>0.011188388267312</text:p>
          </table:table-cell>
        </table:table-row>
        <table:table-row table:style-name="ro1">
          <table:table-cell office:value-type="string" calcext:value-type="string">
            <text:p>Fortran-2008</text:p>
          </table:table-cell>
          <table:table-cell office:value-type="float" office:value="851" calcext:value-type="float">
            <text:p>851</text:p>
          </table:table-cell>
          <table:table-cell office:value-type="float" office:value="898" calcext:value-type="float">
            <text:p>89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[.A7]" office:value-type="string" office:string-value="Fortran-2008" calcext:value-type="string">
            <text:p>Fortran-2008</text:p>
          </table:table-cell>
          <table:table-cell table:formula="of:=[.B7]/[.B$8]" office:value-type="float" office:value="0.0216478848159548" calcext:value-type="float">
            <text:p>0.021647884815955</text:p>
          </table:table-cell>
          <table:table-cell table:formula="of:=[.C7]/[.C$8]" office:value-type="float" office:value="0.0110525797558094" calcext:value-type="float">
            <text:p>0.011052579755809</text:p>
          </table:table-cell>
          <table:table-cell table:formula="of:=[.D7]/[.D$8]" office:value-type="float" office:value="0.02104352839435" calcext:value-type="float">
            <text:p>0.02104352839435</text:p>
          </table:table-cell>
          <table:table-cell table:formula="of:=[.E7]/[.E$8]" office:value-type="float" office:value="0.00559419413365588" calcext:value-type="float">
            <text:p>0.005594194133656</text:p>
          </table:table-cell>
        </table:table-row>
        <table:table-row table:style-name="ro1">
          <table:table-cell/>
          <table:table-cell table:formula="of:=SUM([.B3:.B7])" office:value-type="float" office:value="39311" calcext:value-type="float">
            <text:p>39311</text:p>
          </table:table-cell>
          <table:table-cell table:formula="of:=SUM([.C3:.C7])" office:value-type="float" office:value="81248" calcext:value-type="float">
            <text:p>81248</text:p>
          </table:table-cell>
          <table:table-cell table:formula="of:=SUM([.D3:.D7])" office:value-type="float" office:value="3469" calcext:value-type="float">
            <text:p>3469</text:p>
          </table:table-cell>
          <table:table-cell table:formula="of:=SUM([.E3:.E7])" office:value-type="float" office:value="13228" calcext:value-type="float">
            <text:p>1322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Results/ye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56-2016</text:p>
          </table:table-cell>
          <table:table-cell table:formula="of:=[.C11]/60" office:value-type="float" office:value="5166.66666666667" calcext:value-type="float">
            <text:p>5166.66666666667</text:p>
          </table:table-cell>
          <table:table-cell office:value-type="float" office:value="310000" calcext:value-type="float">
            <text:p>310000</text:p>
          </table:table-cell>
          <table:table-cell office:value-type="float" office:value="560" calcext:value-type="float">
            <text:p>560</text:p>
          </table:table-cell>
          <table:table-cell office:value-type="float" office:value="75417" calcext:value-type="float">
            <text:p>75417</text:p>
          </table:table-cell>
          <table:table-cell office:value-type="float" office:value="700421" calcext:value-type="float">
            <text:p>700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78-2016</text:p>
          </table:table-cell>
          <table:table-cell table:formula="of:=[.C12]/38" office:value-type="float" office:value="6894.73684210526" calcext:value-type="float">
            <text:p>6894.73684210526</text:p>
          </table:table-cell>
          <table:table-cell office:value-type="float" office:value="262000" calcext:value-type="float">
            <text:p>262000</text:p>
          </table:table-cell>
          <table:table-cell office:value-type="float" office:value="613" calcext:value-type="float">
            <text:p>613</text:p>
          </table:table-cell>
          <table:table-cell office:value-type="float" office:value="69178" calcext:value-type="float">
            <text:p>69178</text:p>
          </table:table-cell>
          <table:table-cell office:value-type="float" office:value="674454" calcext:value-type="float">
            <text:p>674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2016</text:p>
          </table:table-cell>
          <table:table-cell table:formula="of:=[.C13]/10" office:value-type="float" office:value="8190" calcext:value-type="float">
            <text:p>8190</text:p>
          </table:table-cell>
          <table:table-cell office:value-type="float" office:value="81900" calcext:value-type="float">
            <text:p>81900</text:p>
          </table:table-cell>
          <table:table-cell office:value-type="float" office:value="995" calcext:value-type="float">
            <text:p>995</text:p>
          </table:table-cell>
          <table:table-cell office:value-type="float" office:value="75418" calcext:value-type="float">
            <text:p>75418</text:p>
          </table:table-cell>
          <table:table-cell office:value-type="float" office:value="730502" calcext:value-type="float">
            <text:p>730502</text:p>
          </table:table-cell>
          <table:table-cell table:number-columns-repeated="6"/>
        </table:table-row>
      </table:table>
      <table:table table:name="2019" table:style-name="ta1">
        <table:shapes>
          <draw:frame draw:z-index="0" draw:style-name="gr1" draw:text-style-name="P1" svg:width="149.3mm" svg:height="115.43mm" svg:x="197.2mm" svg:y="52.5mm">
            <draw:object draw:notify-on-update-of-ranges="Sheet1.H3:Sheet1.H7 Sheet1.I2:Sheet1.I2 Sheet1.I3:Sheet1.I7 Sheet1.J2:Sheet1.J2 Sheet1.J3:Sheet1.J7 Sheet1.K2:Sheet1.K2 Sheet1.K3:Sheet1.K7 Sheet1.L2:Sheet1.L2 Sheet1.L3:Sheet1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Google Scholar</text:p>
          </table:table-cell>
          <table:table-cell table:number-columns-repeated="2"/>
          <table:table-cell office:value-type="string" calcext:value-type="string">
            <text:p>ScienceDir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tran revision</text:p>
          </table:table-cell>
          <table:table-cell office:value-type="string" calcext:value-type="string">
            <text:p>2009-2019</text:p>
          </table:table-cell>
          <table:table-cell office:value-type="string" calcext:value-type="string">
            <text:p>1978-2019</text:p>
          </table:table-cell>
          <table:table-cell/>
          <table:table-cell office:value-type="string" calcext:value-type="string">
            <text:p>2009-2019</text:p>
          </table:table-cell>
          <table:table-cell office:value-type="string" calcext:value-type="string">
            <text:p>1978-2019</text:p>
          </table:table-cell>
          <table:table-cell/>
          <table:table-cell table:formula="of:=[.A2]" office:value-type="string" office:string-value="Fortran revision" calcext:value-type="string">
            <text:p>Fortran revision</text:p>
          </table:table-cell>
          <table:table-cell office:value-type="string" calcext:value-type="string">
            <text:p>2006-2016 Google Scholar</text:p>
          </table:table-cell>
          <table:table-cell office:value-type="string" calcext:value-type="string">
            <text:p>1978-2016 Google Scholar</text:p>
          </table:table-cell>
          <table:table-cell office:value-type="string" calcext:value-type="string">
            <text:p>2006-2016 ScienceDirect</text:p>
          </table:table-cell>
          <table:table-cell office:value-type="string" calcext:value-type="string">
            <text:p>1978-2016 ScienceDirect</text:p>
          </table:table-cell>
        </table:table-row>
        <table:table-row table:style-name="ro1">
          <table:table-cell office:value-type="string" calcext:value-type="string">
            <text:p>Fortran-77</text:p>
          </table:table-cell>
          <table:table-cell office:value-type="float" office:value="15100" calcext:value-type="float">
            <text:p>15100</text:p>
          </table:table-cell>
          <table:table-cell office:value-type="float" office:value="45700" calcext:value-type="float">
            <text:p>45700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8581" calcext:value-type="float">
            <text:p>8581</text:p>
          </table:table-cell>
          <table:table-cell/>
          <table:table-cell table:formula="of:=[.A3]" office:value-type="string" office:string-value="Fortran-77" calcext:value-type="string">
            <text:p>Fortran-77</text:p>
          </table:table-cell>
          <table:table-cell table:formula="of:=[.B3]/[.B$8]" office:value-type="float" office:value="0.384116405077459" calcext:value-type="float">
            <text:p>0.384116405077459</text:p>
          </table:table-cell>
          <table:table-cell table:formula="of:=[.C3]/[.C$8]" office:value-type="float" office:value="0.562475384009453" calcext:value-type="float">
            <text:p>0.562475384009453</text:p>
          </table:table-cell>
          <table:table-cell table:formula="of:=[.E3]/[.E$8]" office:value-type="float" office:value="0.268665321418276" calcext:value-type="float">
            <text:p>0.268665321418276</text:p>
          </table:table-cell>
          <table:table-cell table:formula="of:=[.F3]/[.F$8]" office:value-type="float" office:value="0.648699727850015" calcext:value-type="float">
            <text:p>0.648699727850015</text:p>
          </table:table-cell>
        </table:table-row>
        <table:table-row table:style-name="ro1">
          <table:table-cell office:value-type="string" calcext:value-type="string">
            <text:p>Fortran-90</text:p>
          </table:table-cell>
          <table:table-cell office:value-type="float" office:value="15300" calcext:value-type="float">
            <text:p>15300</text:p>
          </table:table-cell>
          <table:table-cell office:value-type="float" office:value="23100" calcext:value-type="float">
            <text:p>23100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float" office:value="3582" calcext:value-type="float">
            <text:p>3582</text:p>
          </table:table-cell>
          <table:table-cell/>
          <table:table-cell table:formula="of:=[.A4]" office:value-type="string" office:string-value="Fortran-90" calcext:value-type="string">
            <text:p>Fortran-90</text:p>
          </table:table-cell>
          <table:table-cell table:formula="of:=[.B4]/[.B$8]" office:value-type="float" office:value="0.389204039581796" calcext:value-type="float">
            <text:p>0.389204039581796</text:p>
          </table:table-cell>
          <table:table-cell table:formula="of:=[.C4]/[.C$8]" office:value-type="float" office:value="0.284314690823159" calcext:value-type="float">
            <text:p>0.284314690823159</text:p>
          </table:table-cell>
          <table:table-cell table:formula="of:=[.E4]/[.E$8]" office:value-type="float" office:value="0.510810031709426" calcext:value-type="float">
            <text:p>0.510810031709426</text:p>
          </table:table-cell>
          <table:table-cell table:formula="of:=[.F4]/[.F$8]" office:value-type="float" office:value="0.270789234956154" calcext:value-type="float">
            <text:p>0.270789234956154</text:p>
          </table:table-cell>
        </table:table-row>
        <table:table-row table:style-name="ro1">
          <table:table-cell office:value-type="string" calcext:value-type="string">
            <text:p>Fortran-95</text:p>
          </table:table-cell>
          <table:table-cell office:value-type="float" office:value="5360" calcext:value-type="float">
            <text:p>5360</text:p>
          </table:table-cell>
          <table:table-cell office:value-type="float" office:value="8590" calcext:value-type="float">
            <text:p>8590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A5]" office:value-type="string" office:string-value="Fortran-95" calcext:value-type="string">
            <text:p>Fortran-95</text:p>
          </table:table-cell>
          <table:table-cell table:formula="of:=[.B5]/[.B$8]" office:value-type="float" office:value="0.136348604716237" calcext:value-type="float">
            <text:p>0.136348604716237</text:p>
          </table:table-cell>
          <table:table-cell table:formula="of:=[.C5]/[.C$8]" office:value-type="float" office:value="0.105725679401339" calcext:value-type="float">
            <text:p>0.105725679401339</text:p>
          </table:table-cell>
          <table:table-cell table:formula="of:=[.E5]/[.E$8]" office:value-type="float" office:value="0.160853271836264" calcext:value-type="float">
            <text:p>0.160853271836264</text:p>
          </table:table-cell>
          <table:table-cell table:formula="of:=[.F5]/[.F$8]" office:value-type="float" office:value="0.0637284547928636" calcext:value-type="float">
            <text:p>0.063728454792864</text:p>
          </table:table-cell>
        </table:table-row>
        <table:table-row table:style-name="ro1">
          <table:table-cell office:value-type="string" calcext:value-type="string">
            <text:p>Fortran-2003</text:p>
          </table:table-cell>
          <table:table-cell office:value-type="float" office:value="2700" calcext:value-type="float">
            <text:p>2700</text:p>
          </table:table-cell>
          <table:table-cell office:value-type="float" office:value="2960" calcext:value-type="float">
            <text:p>296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A6]" office:value-type="string" office:string-value="Fortran-2003" calcext:value-type="string">
            <text:p>Fortran-2003</text:p>
          </table:table-cell>
          <table:table-cell table:formula="of:=[.B6]/[.B$8]" office:value-type="float" office:value="0.0686830658085523" calcext:value-type="float">
            <text:p>0.068683065808552</text:p>
          </table:table-cell>
          <table:table-cell table:formula="of:=[.C6]/[.C$8]" office:value-type="float" office:value="0.0364316660102403" calcext:value-type="float">
            <text:p>0.03643166601024</text:p>
          </table:table-cell>
          <table:table-cell table:formula="of:=[.E6]/[.E$8]" office:value-type="float" office:value="0.0386278466416835" calcext:value-type="float">
            <text:p>0.038627846641684</text:p>
          </table:table-cell>
          <table:table-cell table:formula="of:=[.F6]/[.F$8]" office:value-type="float" office:value="0.0111883882673118" calcext:value-type="float">
            <text:p>0.011188388267312</text:p>
          </table:table-cell>
        </table:table-row>
        <table:table-row table:style-name="ro1">
          <table:table-cell office:value-type="string" calcext:value-type="string">
            <text:p>Fortran-2008</text:p>
          </table:table-cell>
          <table:table-cell office:value-type="float" office:value="851" calcext:value-type="float">
            <text:p>851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7]" office:value-type="string" office:string-value="Fortran-2008" calcext:value-type="string">
            <text:p>Fortran-2008</text:p>
          </table:table-cell>
          <table:table-cell table:formula="of:=[.B7]/[.B$8]" office:value-type="float" office:value="0.0216478848159548" calcext:value-type="float">
            <text:p>0.021647884815955</text:p>
          </table:table-cell>
          <table:table-cell table:formula="of:=[.C7]/[.C$8]" office:value-type="float" office:value="0.0110525797558094" calcext:value-type="float">
            <text:p>0.011052579755809</text:p>
          </table:table-cell>
          <table:table-cell table:formula="of:=[.E7]/[.E$8]" office:value-type="float" office:value="0.02104352839435" calcext:value-type="float">
            <text:p>0.02104352839435</text:p>
          </table:table-cell>
          <table:table-cell table:formula="of:=[.F7]/[.F$8]" office:value-type="float" office:value="0.00559419413365588" calcext:value-type="float">
            <text:p>0.005594194133656</text:p>
          </table:table-cell>
        </table:table-row>
        <table:table-row table:style-name="ro1">
          <table:table-cell/>
          <table:table-cell table:formula="of:=SUM([.B3:.B7])" office:value-type="float" office:value="39311" calcext:value-type="float">
            <text:p>39311</text:p>
          </table:table-cell>
          <table:table-cell table:formula="of:=SUM([.C3:.C7])" office:value-type="float" office:value="81248" calcext:value-type="float">
            <text:p>81248</text:p>
          </table:table-cell>
          <table:table-cell/>
          <table:table-cell table:formula="of:=SUM([.E3:.E7])" office:value-type="float" office:value="3469" calcext:value-type="float">
            <text:p>3469</text:p>
          </table:table-cell>
          <table:table-cell table:formula="of:=SUM([.F3:.F7])" office:value-type="float" office:value="13228" calcext:value-type="float">
            <text:p>1322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Results/ye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56-2016</text:p>
          </table:table-cell>
          <table:table-cell table:formula="of:=[.C11]/60" office:value-type="float" office:value="5166.66666666667" calcext:value-type="float">
            <text:p>5166.66666666667</text:p>
          </table:table-cell>
          <table:table-cell office:value-type="float" office:value="310000" calcext:value-type="float">
            <text:p>310000</text:p>
          </table:table-cell>
          <table:table-cell office:value-type="float" office:value="560" calcext:value-type="float">
            <text:p>560</text:p>
          </table:table-cell>
          <table:table-cell office:value-type="float" office:value="75417" calcext:value-type="float">
            <text:p>75417</text:p>
          </table:table-cell>
          <table:table-cell office:value-type="float" office:value="700421" calcext:value-type="float">
            <text:p>700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78-2016</text:p>
          </table:table-cell>
          <table:table-cell table:formula="of:=[.C12]/38" office:value-type="float" office:value="6894.73684210526" calcext:value-type="float">
            <text:p>6894.73684210526</text:p>
          </table:table-cell>
          <table:table-cell office:value-type="float" office:value="262000" calcext:value-type="float">
            <text:p>262000</text:p>
          </table:table-cell>
          <table:table-cell office:value-type="float" office:value="613" calcext:value-type="float">
            <text:p>613</text:p>
          </table:table-cell>
          <table:table-cell office:value-type="float" office:value="69178" calcext:value-type="float">
            <text:p>69178</text:p>
          </table:table-cell>
          <table:table-cell office:value-type="float" office:value="674454" calcext:value-type="float">
            <text:p>674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6-2016</text:p>
          </table:table-cell>
          <table:table-cell table:formula="of:=[.C13]/10" office:value-type="float" office:value="8190" calcext:value-type="float">
            <text:p>8190</text:p>
          </table:table-cell>
          <table:table-cell office:value-type="float" office:value="81900" calcext:value-type="float">
            <text:p>81900</text:p>
          </table:table-cell>
          <table:table-cell office:value-type="float" office:value="995" calcext:value-type="float">
            <text:p>995</text:p>
          </table:table-cell>
          <table:table-cell office:value-type="float" office:value="75418" calcext:value-type="float">
            <text:p>75418</text:p>
          </table:table-cell>
          <table:table-cell office:value-type="float" office:value="730502" calcext:value-type="float">
            <text:p>7305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5:44:06.98861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14:08.629463000</meta:creation-date>
    <dc:title>LyX Document</dc:title>
    <dc:date>2019-04-09T17:28:31.813024580</dc:date>
    <meta:editing-duration>PT57M2S</meta:editing-duration>
    <meta:editing-cycles>8</meta:editing-cycles>
    <meta:generator>LibreOffice/6.0.7.3$MacOSX_X86_64 LibreOffice_project/dc89aa7a9eabfd848af146d5086077aeed2ae4a5</meta:generator>
    <meta:document-statistic meta:table-count="2" meta:cell-count="1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0.491cm" svg:y="0.995cm" style:legend-expansion="custom" chartooo:width="2.223cm" chartooo:height="1.048cm" style:legend-expansion-aspect-ratio="2.12118320610687" chart:style-name="ch2"/>
        <chart:plot-area chart:style-name="ch3" table:cell-range-address="Sheet1.A2:Sheet1.C7" chart:data-source-has-labels="both" svg:x="0.32cm" svg:y="0.18cm" svg:width="15.36cm" svg:height="8.64cm">
          <chartooo:coordinate-region svg:x="1.495cm" svg:y="0.377cm" svg:width="14.185cm" svg:height="7.8cm"/>
          <chart:axis chart:dimension="x" chart:name="primary-x" chart:style-name="ch4" chartooo:axis-type="auto">
            <chartooo:date-scale/>
            <chart:categories table:cell-range-address="Sheet1.A3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7" chart:label-cell-address="Sheet1.B2:Sheet1.B2" chart:class="chart:bar">
            <chart:data-point chart:repeated="5"/>
          </chart:series>
          <chart:series chart:style-name="ch8" chart:values-cell-range-address="Sheet1.C3:Sheet1.C7" chart:label-cell-address="Sheet1.C2:Sheet1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-2019</text:p>
                <draw:g>
                  <svg:desc>Sheet1.B2:Sheet1.B2</svg:desc>
                </draw:g>
              </table:table-cell>
              <table:table-cell office:value-type="string">
                <text:p>1978-2019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tran-77</text:p>
                <draw:g>
                  <svg:desc>Sheet1.A3:Sheet1.A7</svg:desc>
                </draw:g>
              </table:table-cell>
              <table:table-cell office:value-type="float" office:value="15100">
                <text:p>15100</text:p>
                <draw:g>
                  <svg:desc>Sheet1.B3:Sheet1.B7</svg:desc>
                </draw:g>
              </table:table-cell>
              <table:table-cell office:value-type="float" office:value="45700">
                <text:p>45700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Fortran-90</text:p>
              </table:table-cell>
              <table:table-cell office:value-type="float" office:value="15300">
                <text:p>15300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Fortran-95</text:p>
              </table:table-cell>
              <table:table-cell office:value-type="float" office:value="5360">
                <text:p>5360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Fortran-2003</text:p>
              </table:table-cell>
              <table:table-cell office:value-type="float" office:value="2700">
                <text:p>27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Fortran-2008</text:p>
              </table:table-cell>
              <table:table-cell office:value-type="float" office:value="851">
                <text:p>851</text:p>
              </table:table-cell>
              <table:table-cell office:value-type="float" office:value="898">
                <text:p>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28cm" svg:y="4.203cm" style:legend-expansion="high" chart:style-name="ch2"/>
        <chart:plot-area chart:style-name="ch3" table:cell-range-address="Sheet1.A10:Sheet1.B13" chart:data-source-has-labels="both" svg:x="0.32cm" svg:y="0.18cm" svg:width="12.688cm" svg:height="8.64cm">
          <chartooo:coordinate-region svg:x="1.31cm" svg:y="0.377cm" svg:width="11.698cm" svg:height="7.8cm"/>
          <chart:axis chart:dimension="x" chart:name="primary-x" chart:style-name="ch4" chartooo:axis-type="auto">
            <chartooo:date-scale/>
            <chart:categories table:cell-range-address="Sheet1.A11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13" chart:label-cell-address="Sheet1.B10:Sheet1.B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/year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56-2016</text:p>
                <draw:g>
                  <svg:desc>Sheet1.A11:Sheet1.A13</svg:desc>
                </draw:g>
              </table:table-cell>
              <table:table-cell office:value-type="float" office:value="5166.66666666667">
                <text:p>5166.66666666667</text:p>
                <draw:g>
                  <svg:desc>Sheet1.B11:Sheet1.B13</svg:desc>
                </draw:g>
              </table:table-cell>
            </table:table-row>
            <table:table-row>
              <table:table-cell office:value-type="string">
                <text:p>1978-2016</text:p>
              </table:table-cell>
              <table:table-cell office:value-type="float" office:value="6894.73684210526">
                <text:p>6894.73684210526</text:p>
              </table:table-cell>
            </table:table-row>
            <table:table-row>
              <table:table-cell office:value-type="string">
                <text:p>2006-2016</text:p>
              </table:table-cell>
              <table:table-cell office:value-type="float" office:value="8190">
                <text:p>81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31cm" svg:height="11.544cm" xlink:href=".." xlink:type="simple" chart:class="chart:bar" chart:style-name="ch1">
        <chart:title svg:x="3.56cm" svg:y="0.365cm" chart:style-name="ch2">
          <text:p>Fortran revision mentions in literature</text:p>
        </chart:title>
        <chart:subtitle svg:x="4.231cm" svg:y="1.381cm" chart:style-name="ch3">
          <text:p>Normalised to total over all revisions</text:p>
        </chart:subtitle>
        <chart:legend svg:x="8.113cm" svg:y="2.795cm" style:legend-expansion="custom" chartooo:width="5.858cm" chartooo:height="2.925cm" style:legend-expansion-aspect-ratio="2.00273504273504" chart:style-name="ch4"/>
        <chart:plot-area chart:style-name="ch5" table:cell-range-address="Sheet1.H2:Sheet1.L7" chart:data-source-has-labels="both" svg:x="0.298cm" svg:y="2.282cm" svg:width="14.335cm" svg:height="8.052cm">
          <chartooo:coordinate-region svg:x="1.011cm" svg:y="2.479cm" svg:width="13.622cm" svg:height="7.212cm"/>
          <chart:axis chart:dimension="x" chart:name="primary-x" chart:style-name="ch6" chartooo:axis-type="auto">
            <chartooo:date-scale/>
            <chart:title svg:x="6.784cm" svg:y="10.565cm" chart:style-name="ch7">
              <text:p>Revision</text:p>
            </chart:title>
            <chart:categories table:cell-range-address="Sheet1.H3:Sheet1.H7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3:Sheet1.I7" chart:label-cell-address="Sheet1.I2:Sheet1.I2" chart:class="chart:bar">
            <chart:data-point chart:repeated="5"/>
          </chart:series>
          <chart:series chart:style-name="ch11" chart:values-cell-range-address="Sheet1.J3:Sheet1.J7" chart:label-cell-address="Sheet1.J2:Sheet1.J2" chart:class="chart:bar">
            <chart:data-point chart:repeated="5"/>
          </chart:series>
          <chart:series chart:style-name="ch12" chart:values-cell-range-address="Sheet1.K3:Sheet1.K7" chart:label-cell-address="Sheet1.K2:Sheet1.K2" chart:class="chart:bar">
            <chart:data-point chart:repeated="5"/>
          </chart:series>
          <chart:series chart:style-name="ch13" chart:values-cell-range-address="Sheet1.L3:Sheet1.L7" chart:label-cell-address="Sheet1.L2:Sheet1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-2019 Google Scholar</text:p>
                <draw:g>
                  <svg:desc>Sheet1.I2:Sheet1.I2</svg:desc>
                </draw:g>
              </table:table-cell>
              <table:table-cell office:value-type="string">
                <text:p>1978-2019 Google Scholar</text:p>
                <draw:g>
                  <svg:desc>Sheet1.J2:Sheet1.J2</svg:desc>
                </draw:g>
              </table:table-cell>
              <table:table-cell office:value-type="string">
                <text:p>2009-2019 ScienceDirect</text:p>
                <draw:g>
                  <svg:desc>Sheet1.K2:Sheet1.K2</svg:desc>
                </draw:g>
              </table:table-cell>
              <table:table-cell office:value-type="string">
                <text:p>1978-2019 ScienceDirect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tran-77</text:p>
                <draw:g>
                  <svg:desc>Sheet1.H3:Sheet1.H7</svg:desc>
                </draw:g>
              </table:table-cell>
              <table:table-cell office:value-type="float" office:value="0.384116405077459">
                <text:p>0.384116405077459</text:p>
                <draw:g>
                  <svg:desc>Sheet1.I3:Sheet1.I7</svg:desc>
                </draw:g>
              </table:table-cell>
              <table:table-cell office:value-type="float" office:value="0.562475384009453">
                <text:p>0.562475384009453</text:p>
                <draw:g>
                  <svg:desc>Sheet1.J3:Sheet1.J7</svg:desc>
                </draw:g>
              </table:table-cell>
              <table:table-cell office:value-type="float" office:value="0.268665321418276">
                <text:p>0.268665321418276</text:p>
                <draw:g>
                  <svg:desc>Sheet1.K3:Sheet1.K7</svg:desc>
                </draw:g>
              </table:table-cell>
              <table:table-cell office:value-type="float" office:value="0.648699727850015">
                <text:p>0.648699727850015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Fortran-90</text:p>
              </table:table-cell>
              <table:table-cell office:value-type="float" office:value="0.389204039581796">
                <text:p>0.389204039581796</text:p>
              </table:table-cell>
              <table:table-cell office:value-type="float" office:value="0.284314690823159">
                <text:p>0.284314690823159</text:p>
              </table:table-cell>
              <table:table-cell office:value-type="float" office:value="0.510810031709426">
                <text:p>0.510810031709426</text:p>
              </table:table-cell>
              <table:table-cell office:value-type="float" office:value="0.270789234956154">
                <text:p>0.270789234956154</text:p>
              </table:table-cell>
            </table:table-row>
            <table:table-row>
              <table:table-cell office:value-type="string">
                <text:p>Fortran-95</text:p>
              </table:table-cell>
              <table:table-cell office:value-type="float" office:value="0.136348604716237">
                <text:p>0.136348604716237</text:p>
              </table:table-cell>
              <table:table-cell office:value-type="float" office:value="0.105725679401339">
                <text:p>0.105725679401339</text:p>
              </table:table-cell>
              <table:table-cell office:value-type="float" office:value="0.160853271836264">
                <text:p>0.160853271836264</text:p>
              </table:table-cell>
              <table:table-cell office:value-type="float" office:value="0.0637284547928636">
                <text:p>0.0637284547928636</text:p>
              </table:table-cell>
            </table:table-row>
            <table:table-row>
              <table:table-cell office:value-type="string">
                <text:p>Fortran-2003</text:p>
              </table:table-cell>
              <table:table-cell office:value-type="float" office:value="0.0686830658085523">
                <text:p>0.0686830658085523</text:p>
              </table:table-cell>
              <table:table-cell office:value-type="float" office:value="0.0364316660102403">
                <text:p>0.0364316660102403</text:p>
              </table:table-cell>
              <table:table-cell office:value-type="float" office:value="0.0386278466416835">
                <text:p>0.0386278466416835</text:p>
              </table:table-cell>
              <table:table-cell office:value-type="float" office:value="0.0111883882673118">
                <text:p>0.0111883882673118</text:p>
              </table:table-cell>
            </table:table-row>
            <table:table-row>
              <table:table-cell office:value-type="string">
                <text:p>Fortran-2008</text:p>
              </table:table-cell>
              <table:table-cell office:value-type="float" office:value="0.0216478848159548">
                <text:p>0.0216478848159548</text:p>
              </table:table-cell>
              <table:table-cell office:value-type="float" office:value="0.0110525797558094">
                <text:p>0.0110525797558094</text:p>
              </table:table-cell>
              <table:table-cell office:value-type="float" office:value="0.02104352839435">
                <text:p>0.02104352839435</text:p>
              </table:table-cell>
              <table:table-cell office:value-type="float" office:value="0.00559419413365588">
                <text:p>0.00559419413365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31cm" svg:height="11.544cm" xlink:href=".." xlink:type="simple" chart:class="chart:bar" chart:style-name="ch1">
        <chart:title svg:x="3.56cm" svg:y="0.365cm" chart:style-name="ch2">
          <text:p>Fortran revision mentions in literature</text:p>
        </chart:title>
        <chart:subtitle svg:x="4.231cm" svg:y="1.381cm" chart:style-name="ch3">
          <text:p>Normalised to total over all revisions</text:p>
        </chart:subtitle>
        <chart:legend svg:x="8.113cm" svg:y="2.795cm" style:legend-expansion="custom" chartooo:width="5.858cm" chartooo:height="2.925cm" style:legend-expansion-aspect-ratio="2.00273504273504" chart:style-name="ch4"/>
        <chart:plot-area chart:style-name="ch5" table:cell-range-address="Sheet1.H2:Sheet1.L7" chart:data-source-has-labels="both" svg:x="0.298cm" svg:y="2.282cm" svg:width="14.335cm" svg:height="8.052cm">
          <chartooo:coordinate-region svg:x="1.011cm" svg:y="2.479cm" svg:width="13.622cm" svg:height="7.212cm"/>
          <chart:axis chart:dimension="x" chart:name="primary-x" chart:style-name="ch6" chartooo:axis-type="auto">
            <chartooo:date-scale/>
            <chart:title svg:x="6.784cm" svg:y="10.565cm" chart:style-name="ch7">
              <text:p>Revision</text:p>
            </chart:title>
            <chart:categories table:cell-range-address="Sheet1.H3:Sheet1.H7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3:Sheet1.I7" chart:label-cell-address="Sheet1.I2:Sheet1.I2" chart:class="chart:bar">
            <chart:data-point chart:repeated="5"/>
          </chart:series>
          <chart:series chart:style-name="ch11" chart:values-cell-range-address="Sheet1.J3:Sheet1.J7" chart:label-cell-address="Sheet1.J2:Sheet1.J2" chart:class="chart:bar">
            <chart:data-point chart:repeated="5"/>
          </chart:series>
          <chart:series chart:style-name="ch12" chart:values-cell-range-address="Sheet1.K3:Sheet1.K7" chart:label-cell-address="Sheet1.K2:Sheet1.K2" chart:class="chart:bar">
            <chart:data-point chart:repeated="5"/>
          </chart:series>
          <chart:series chart:style-name="ch13" chart:values-cell-range-address="Sheet1.L3:Sheet1.L7" chart:label-cell-address="Sheet1.L2:Sheet1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-2019 Google Scholar</text:p>
                <draw:g>
                  <svg:desc>Sheet1.I2:Sheet1.I2</svg:desc>
                </draw:g>
              </table:table-cell>
              <table:table-cell office:value-type="string">
                <text:p>1978-2019 Google Scholar</text:p>
                <draw:g>
                  <svg:desc>Sheet1.J2:Sheet1.J2</svg:desc>
                </draw:g>
              </table:table-cell>
              <table:table-cell office:value-type="string">
                <text:p>2009-2019 ScienceDirect</text:p>
                <draw:g>
                  <svg:desc>Sheet1.K2:Sheet1.K2</svg:desc>
                </draw:g>
              </table:table-cell>
              <table:table-cell office:value-type="string">
                <text:p>1978-2019 ScienceDirect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tran-77</text:p>
                <draw:g>
                  <svg:desc>Sheet1.H3:Sheet1.H7</svg:desc>
                </draw:g>
              </table:table-cell>
              <table:table-cell office:value-type="float" office:value="0.384116405077459">
                <text:p>0.384116405077459</text:p>
                <draw:g>
                  <svg:desc>Sheet1.I3:Sheet1.I7</svg:desc>
                </draw:g>
              </table:table-cell>
              <table:table-cell office:value-type="float" office:value="0.562475384009453">
                <text:p>0.562475384009453</text:p>
                <draw:g>
                  <svg:desc>Sheet1.J3:Sheet1.J7</svg:desc>
                </draw:g>
              </table:table-cell>
              <table:table-cell office:value-type="float" office:value="0.268665321418276">
                <text:p>0.268665321418276</text:p>
                <draw:g>
                  <svg:desc>Sheet1.K3:Sheet1.K7</svg:desc>
                </draw:g>
              </table:table-cell>
              <table:table-cell office:value-type="float" office:value="0.648699727850015">
                <text:p>0.648699727850015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Fortran-90</text:p>
              </table:table-cell>
              <table:table-cell office:value-type="float" office:value="0.389204039581796">
                <text:p>0.389204039581796</text:p>
              </table:table-cell>
              <table:table-cell office:value-type="float" office:value="0.284314690823159">
                <text:p>0.284314690823159</text:p>
              </table:table-cell>
              <table:table-cell office:value-type="float" office:value="0.510810031709426">
                <text:p>0.510810031709426</text:p>
              </table:table-cell>
              <table:table-cell office:value-type="float" office:value="0.270789234956154">
                <text:p>0.270789234956154</text:p>
              </table:table-cell>
            </table:table-row>
            <table:table-row>
              <table:table-cell office:value-type="string">
                <text:p>Fortran-95</text:p>
              </table:table-cell>
              <table:table-cell office:value-type="float" office:value="0.136348604716237">
                <text:p>0.136348604716237</text:p>
              </table:table-cell>
              <table:table-cell office:value-type="float" office:value="0.105725679401339">
                <text:p>0.105725679401339</text:p>
              </table:table-cell>
              <table:table-cell office:value-type="float" office:value="0.160853271836264">
                <text:p>0.160853271836264</text:p>
              </table:table-cell>
              <table:table-cell office:value-type="float" office:value="0.0637284547928636">
                <text:p>0.0637284547928636</text:p>
              </table:table-cell>
            </table:table-row>
            <table:table-row>
              <table:table-cell office:value-type="string">
                <text:p>Fortran-2003</text:p>
              </table:table-cell>
              <table:table-cell office:value-type="float" office:value="0.0686830658085523">
                <text:p>0.0686830658085523</text:p>
              </table:table-cell>
              <table:table-cell office:value-type="float" office:value="0.0364316660102403">
                <text:p>0.0364316660102403</text:p>
              </table:table-cell>
              <table:table-cell office:value-type="float" office:value="0.0386278466416835">
                <text:p>0.0386278466416835</text:p>
              </table:table-cell>
              <table:table-cell office:value-type="float" office:value="0.0111883882673118">
                <text:p>0.0111883882673118</text:p>
              </table:table-cell>
            </table:table-row>
            <table:table-row>
              <table:table-cell office:value-type="string">
                <text:p>Fortran-2008</text:p>
              </table:table-cell>
              <table:table-cell office:value-type="float" office:value="0.0216478848159548">
                <text:p>0.0216478848159548</text:p>
              </table:table-cell>
              <table:table-cell office:value-type="float" office:value="0.0110525797558094">
                <text:p>0.0110525797558094</text:p>
              </table:table-cell>
              <table:table-cell office:value-type="float" office:value="0.02104352839435">
                <text:p>0.02104352839435</text:p>
              </table:table-cell>
              <table:table-cell office:value-type="float" office:value="0.00559419413365588">
                <text:p>0.005594194133655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